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450" draw:opacity="100%" draw:opacity-name="Transparency_20_3" draw:textarea-horizontal-align="justify" draw:textarea-vertical-align="middle" draw:auto-grow-height="false" fo:min-height="1.909cm" fo:min-width="5.342cm"/>
    </style:style>
    <style:style style:name="gr2" style:family="graphic" style:parent-style-name="standard">
      <style:graphic-properties draw:fill-color="#fff450" draw:opacity="100%" draw:opacity-name="Transparency_20_3" draw:textarea-horizontal-align="justify" draw:textarea-vertical-align="middle" draw:auto-grow-height="false" fo:min-height="1.782cm" fo:min-width="5.977cm"/>
    </style:style>
    <style:style style:name="gr3" style:family="graphic" style:parent-style-name="standard">
      <style:graphic-properties draw:fill-color="#fff450" draw:opacity="100%" draw:opacity-name="Transparency_20_3" draw:textarea-horizontal-align="justify" draw:textarea-vertical-align="middle" draw:auto-grow-height="false" fo:min-height="1.782cm" fo:min-width="5.342cm"/>
    </style:style>
    <style:style style:name="gr4" style:family="graphic" style:parent-style-name="standard">
      <style:graphic-properties draw:fill-color="#fff450" draw:opacity="100%" draw:opacity-name="Transparency_20_3" draw:textarea-horizontal-align="justify" draw:textarea-vertical-align="middle" draw:auto-grow-height="false" fo:min-height="2.671cm" fo:min-width="12.835cm"/>
    </style:style>
    <style:style style:name="gr5" style:family="graphic" style:parent-style-name="standard">
      <style:graphic-properties draw:fill-color="#fff450" draw:opacity="100%" draw:opacity-name="Transparency_20_3" draw:textarea-horizontal-align="justify" draw:textarea-vertical-align="middle" draw:auto-grow-height="false" fo:min-height="1.782cm" fo:min-width="5.215cm"/>
    </style:style>
    <style:style style:name="gr6" style:family="graphic" style:parent-style-name="standard">
      <style:graphic-properties draw:fill-color="#fff450" draw:opacity="100%" draw:opacity-name="Transparency_20_3" draw:textarea-horizontal-align="justify" draw:textarea-vertical-align="middle" draw:auto-grow-height="false" fo:min-height="1.655cm" fo:min-width="5.3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3715a" draw:opacity="100%" draw:opacity-name="Transparency_20_3" draw:textarea-horizontal-align="justify" draw:textarea-vertical-align="middle" draw:auto-grow-height="false" fo:min-height="1.655cm" fo:min-width="3.818cm"/>
    </style:style>
    <style:style style:name="gr9" style:family="graphic" style:parent-style-name="standard">
      <style:graphic-properties draw:fill-color="#f3715a" draw:opacity="100%" draw:opacity-name="Transparency_20_3" draw:textarea-horizontal-align="justify" draw:textarea-vertical-align="middle" draw:auto-grow-height="false" fo:min-height="1.909cm" fo:min-width="7.959cm"/>
    </style:style>
    <style:style style:name="gr10" style:family="graphic" style:parent-style-name="standard">
      <style:graphic-properties draw:fill-color="#f3715a" draw:opacity="100%" draw:opacity-name="Transparency_20_3" draw:textarea-horizontal-align="justify" draw:textarea-vertical-align="middle" draw:auto-grow-height="false" fo:min-height="1.655cm" fo:min-width="5.469cm"/>
    </style:style>
    <style:style style:name="gr11" style:family="graphic" style:parent-style-name="standard">
      <style:graphic-properties draw:fill-color="#f3715a" draw:opacity="100%" draw:opacity-name="Transparency_20_3" draw:textarea-horizontal-align="justify" draw:textarea-vertical-align="middle" draw:auto-grow-height="false" fo:min-height="1.528cm" fo:min-width="4.453cm"/>
    </style:style>
    <style:style style:name="gr12" style:family="graphic" style:parent-style-name="standard">
      <style:graphic-properties draw:fill-color="#f3715a" draw:opacity="100%" draw:opacity-name="Transparency_20_3" draw:textarea-horizontal-align="justify" draw:textarea-vertical-align="middle" draw:auto-grow-height="false" fo:min-height="1.401cm" fo:min-width="4.19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fff450" draw:opacity="100%" draw:opacity-name="Transparency_20_3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450" draw:opacity="100%" draw:opacity-name="Transparency_20_3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f3715a" draw:opacity="100%" draw:opacity-name="Transparency_20_3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3715a" draw:opacity="100%" draw:opacity-name="Transparency_20_3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42cm" svg:height="2.159cm" svg:x="5.877cm" svg:y="1.535cm">
          <text:p text:style-name="P1"><text:span text:style-name="T1">main.</text:span><text:span text:style-name="T1">c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477cm" svg:height="2.032cm" svg:x="4.648cm" svg:y="15.732cm">
          <text:p text:style-name="P3"><text:span text:style-name="T2">tablahash.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842cm" svg:height="2.032cm" svg:x="11.795cm" svg:y="15.732cm">
          <text:p text:style-name="P3"><text:span text:style-name="T2">arbol.h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3.335cm" svg:height="2.921cm" svg:x="2.143cm" svg:y="7.35cm">
          <text:p text:style-name="P3"><text:span text:style-name="T2">diccionariocuacs.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5.715cm" svg:height="2.032cm" svg:x="6.08cm" svg:y="21.574cm">
          <text:p text:style-name="P3"><text:span text:style-name="T2">cuac.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5.842cm" svg:height="1.905cm" svg:x="6.08cm" svg:y="26.019cm">
          <text:p text:style-name="P3"><text:span text:style-name="T2">fecha.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798cm" svg:y1="3.694cm" svg:x2="8.81cm" svg:y2="7.35cm" draw:start-shape="id1" draw:start-glue-point="2" draw:end-shape="id2" draw:end-glue-point="0" svg:d="M8798 3694v1827h12v1829" svg:viewBox="0 0 13 3657">
          <text:p/>
        </draw:connector>
        <draw:connector draw:style-name="gr7" draw:text-style-name="P3" draw:layer="layout" svg:x1="8.81cm" svg:y1="10.271cm" svg:x2="7.886cm" svg:y2="15.732cm" draw:start-shape="id2" draw:start-glue-point="2" draw:end-shape="id3" draw:end-glue-point="0" svg:d="M8810 10271v2730h-924v2731" svg:viewBox="0 0 925 5462">
          <text:p/>
        </draw:connector>
        <draw:connector draw:style-name="gr7" draw:text-style-name="P3" draw:layer="layout" svg:x1="8.81cm" svg:y1="10.271cm" svg:x2="14.716cm" svg:y2="15.732cm" draw:start-shape="id2" draw:start-glue-point="2" draw:end-shape="id4" draw:end-glue-point="0" svg:d="M8810 10271v2730h5906v2731" svg:viewBox="0 0 5907 5462">
          <text:p/>
        </draw:connector>
        <draw:connector draw:style-name="gr7" draw:text-style-name="P3" draw:layer="layout" svg:x1="7.886cm" svg:y1="17.764cm" svg:x2="8.937cm" svg:y2="21.574cm" draw:start-shape="id3" draw:start-glue-point="2" draw:end-shape="id5" draw:end-glue-point="0" svg:d="M7886 17764v1905h1051v1905" svg:viewBox="0 0 1052 3811">
          <text:p/>
        </draw:connector>
        <draw:connector draw:style-name="gr7" draw:text-style-name="P3" draw:layer="layout" svg:x1="8.937cm" svg:y1="23.606cm" svg:x2="9.001cm" svg:y2="26.019cm" draw:start-shape="id5" draw:start-glue-point="2" draw:end-shape="id6" draw:end-glue-point="0" svg:d="M8937 23606v1206h64v1207" svg:viewBox="0 0 65 2414">
          <text:p/>
        </draw:connector>
        <draw:custom-shape draw:style-name="gr8" draw:text-style-name="P5" xml:id="id7" draw:id="id7" draw:layer="layout" svg:width="4.318cm" svg:height="1.905cm" svg:x="16.051cm" svg:y="12.43cm">
          <text:p text:style-name="P3"><text:span text:style-name="T2">a</text:span><text:span text:style-name="T2">r</text:span><text:span text:style-name="T2">b</text:span><text:span text:style-name="T2">o</text:span><text:span text:style-name="T2">l</text:span><text:span text:style-name="T2">.</text:span><text:span text:style-name="T2">c</text:span><text:span text:style-name="T2">p</text:span><text:span text:style-name="T2">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8.21cm" svg:y1="14.335cm" svg:x2="17.637cm" svg:y2="16.748cm" draw:start-shape="id7" draw:start-glue-point="2" draw:end-shape="id4" draw:end-glue-point="1" svg:d="M18210 14335v2413h-573" svg:viewBox="0 0 574 2414">
          <text:p/>
        </draw:connector>
        <draw:connector draw:style-name="gr7" draw:text-style-name="P3" draw:layer="layout" svg:x1="14.716cm" svg:y1="17.764cm" svg:x2="8.937cm" svg:y2="21.574cm" draw:start-shape="id4" draw:start-glue-point="2" draw:end-shape="id5" draw:end-glue-point="0" svg:d="M14716 17764v1905h-5779v1905" svg:viewBox="0 0 5780 3811">
          <text:p/>
        </draw:connector>
        <draw:custom-shape draw:style-name="gr9" draw:text-style-name="P6" xml:id="id8" draw:id="id8" draw:layer="layout" svg:width="8.459cm" svg:height="2.159cm" svg:x="11.541cm" svg:y="4.556cm">
          <text:p text:style-name="P3"><text:span text:style-name="T2">diccionariocuacs.cp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77cm" svg:y1="6.715cm" svg:x2="15.478cm" svg:y2="8.81cm" draw:start-shape="id8" draw:start-glue-point="2" draw:end-shape="id2" draw:end-glue-point="1" svg:d="M15770 6715v2095h-292" svg:viewBox="0 0 293 2096">
          <text:p/>
        </draw:connector>
        <draw:custom-shape draw:style-name="gr10" draw:text-style-name="P6" xml:id="id9" draw:id="id9" draw:layer="layout" svg:width="5.969cm" svg:height="1.905cm" svg:x="1.181cm" svg:y="12.538cm">
          <text:p text:style-name="P3"><text:span text:style-name="T2">tablahash.cp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4.165cm" svg:y1="14.443cm" svg:x2="4.648cm" svg:y2="16.748cm" draw:start-shape="id9" draw:start-glue-point="2" draw:end-shape="id3" draw:end-glue-point="3" svg:d="M4165 14443v644h-19v1661h502" svg:viewBox="0 0 503 2306">
          <text:p/>
        </draw:connector>
        <draw:custom-shape draw:style-name="gr11" draw:text-style-name="P6" xml:id="id10" draw:id="id10" draw:layer="layout" svg:width="4.953cm" svg:height="1.778cm" svg:x="13.192cm" svg:y="20.304cm">
          <text:p text:style-name="P3"><text:span text:style-name="T2">cuac.cp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668cm" svg:y1="22.082cm" svg:x2="11.795cm" svg:y2="22.59cm" draw:start-shape="id10" draw:start-glue-point="2" draw:end-shape="id5" draw:end-glue-point="1" svg:d="M15668 22082v508h-3873" svg:viewBox="0 0 3874 509">
          <text:p/>
        </draw:connector>
        <draw:custom-shape draw:style-name="gr12" draw:text-style-name="P6" xml:id="id11" draw:id="id11" draw:layer="layout" svg:width="4.699cm" svg:height="1.651cm" svg:x="13.319cm" svg:y="24.803cm">
          <text:p text:style-name="P3"><text:span text:style-name="T2">Fecha.cp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668cm" svg:y1="26.454cm" svg:x2="11.922cm" svg:y2="26.971cm" draw:start-shape="id11" draw:start-glue-point="2" draw:end-shape="id6" draw:end-glue-point="1" svg:d="M15668 26454v517h-3746" svg:viewBox="0 0 3747 5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3:51:27.250548881</meta:creation-date>
    <dc:date>2018-12-05T14:25:10.897589560</dc:date>
    <meta:editing-duration>PT12M17S</meta:editing-duration>
    <meta:editing-cycles>2</meta:editing-cycles>
    <meta:generator>LibreOffice/6.0.3.2$Linux_X86_64 LibreOffice_project/00m0$Build-2</meta:generator>
    <meta:document-statistic meta:object-count="22"/>
  </office:meta>
</office:document-meta>
</file>